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57" style:parent-style-name="Graphics">
      <style:graphic-properties draw:fill="none" draw:stroke="none"/>
    </style:style>
    <style:style style:family="text" style:name="a3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91667in" style:font-size-asian="1.91667in" style:font-size-complex="1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9e9e9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91667in" style:font-size-asian="1.91667in" style:font-size-complex="1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6" svg:x="4.7914in" svg:y="1.89037in" svg:width="3.75052in" svg:height="3.71927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custom-shape svg:x="4.99053in" svg:y="4.35642in" svg:width="3.35227in" svg:height="1.02273in" draw:id="id64" draw:style-name="a360" draw:name="Rectangle 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64" draw:name="TextBox 8" svg:x="4.7914in" svg:y="3.47096in" svg:width="3.75052in" svg:height="2.42344in">
          <draw:text-box>
            <text:p text:style-name="a363" text:class-names="" text:cond-style-name=""><text:span text:style-name="a361" text:class-names="">wiki</text:span><text:span text:style-name="a3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08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08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08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08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08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08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08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08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08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/08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/08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/08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08-30T16:59:22Z</meta:creation-date>
    <dc:date>2021-08-30T18:49:48Z</dc:date>
    <meta:editing-cycles>2</meta:editing-cycles>
    <meta:editing-duration>PT3094S</meta:editing-duration>
    <meta:document-statistic meta:paragraph-count="1" meta:word-count="1"/>
  </office:meta>
</office:document-meta>
</file>